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1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1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1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1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1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1">
      <style:text-properties fo:font-weight="normal" style:font-weight-asian="normal" style:font-weight-complex="normal"/>
    </style:style>
    <style:style style:name="ce18" style:family="table-cell" style:parent-style-name="Default" style:data-style-name="N111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1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1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1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12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etrol electric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0]" office:value-type="float" office:value="23" calcext:value-type="float">
            <text:p>23</text:p>
          </table:table-cell>
          <table:table-cell table:style-name="ce22" table:number-columns-repeated="1019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6" calcext:value-type="float">
            <text:p>36</text:p>
          </table:table-cell>
          <table:table-cell/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T-type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42" calcext:value-type="float">
            <text:p>42</text:p>
          </table:table-cell>
          <table:table-cell office:value-type="string" calcext:value-type="string">
            <text:p>Open topped, har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27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57" calcext:value-type="float">
            <text:p>57</text:p>
          </table:table-cell>
          <table:table-cell table:style-name="ce23"/>
          <table:table-cell table:style-name="ce23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40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44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51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164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16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174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4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19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75" calcext:value-type="float">
            <text:p>75</text:p>
          </table:table-cell>
          <table:table-cell office:value-type="string" calcext:value-type="string">
            <text:p>Comfort for inside passengers onl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233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236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84" calcext:value-type="float">
            <text:p>84</text:p>
          </table:table-cell>
          <table:table-cell/>
          <table:table-cell table:style-name="ce23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0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252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258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4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263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266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26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26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273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274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276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27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80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28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83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284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286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287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288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289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290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292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293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294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295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296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297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298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299]+20" office:value-type="float" office:value="138" calcext:value-type="float">
            <text:p>138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00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01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02]+20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0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04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305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307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09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310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1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31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313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31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315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clerestory carriages (old from Standard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316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17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31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319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320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321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32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323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324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32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2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327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328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2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330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31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32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333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334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35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336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3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338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39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40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341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342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343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344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45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346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347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348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349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350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51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352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53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54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35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356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357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358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359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60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361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362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363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64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366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367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36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369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370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371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372]+25" office:value-type="float" office:value="250" calcext:value-type="float">
            <text:p>250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372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/00/0000</text:date>, <text:time style:data-style-name="N2" text:time-value="00:27:55.86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6-01-24T00:29:53.842000000</dc:date>
    <meta:editing-duration>P4DT10H54M4S</meta:editing-duration>
    <meta:editing-cycles>662</meta:editing-cycles>
    <meta:generator>LibreOffice/4.4.6.3$Windows_x86 LibreOffice_project/e8938fd3328e95dcf59dd64e7facd2c7d67c704d</meta:generator>
    <meta:document-statistic meta:table-count="3" meta:cell-count="2398" meta:object-count="0"/>
  </office:meta>
</office:document-meta>
</file>